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  <text:list-item>
              <text:p text:style-name="P3">Tyrianne intro had problems with clicking the option and skipping, and it wouldn't let me ignore</text:p>
            </text:list-item>
            <text:list-item>
              <text:p text:style-name="P3">if you click the myship button while milo is speaking, it won't make the noise</text:p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3">PAUSE BUTTON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1T12:48:54.65</dc:date>
    <meta:editing-duration>P12DT19H1M23S</meta:editing-duration>
    <meta:editing-cycles>88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98" meta:character-count="1076"/>
  </office:meta>
</office:document-meta>
</file>